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b96f5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Liberation Sans" officeooo:paragraph-rsid="000b96f5"/>
    </style:style>
    <style:style style:name="P4" style:family="paragraph" style:parent-style-name="Standard">
      <style:text-properties style:font-name="Liberation Sans" officeooo:paragraph-rsid="000e7436"/>
    </style:style>
    <style:style style:name="P5" style:family="paragraph" style:parent-style-name="Numerador_20_Nivel_20_2" style:list-style-name="L1">
      <style:text-properties officeooo:paragraph-rsid="000c90cc"/>
    </style:style>
    <style:style style:name="P6" style:family="paragraph" style:parent-style-name="Numerador_20_Nivel_20_1" style:list-style-name="L1"/>
    <style:style style:name="P7" style:family="paragraph" style:parent-style-name="Numerador_20_Nivel_20_1" style:list-style-name="L1">
      <style:paragraph-properties fo:break-before="page"/>
    </style:style>
    <style:style style:name="P8" style:family="paragraph" style:parent-style-name="Numerador_20_Nivel_20_3" style:list-style-name="L1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51cm" fo:text-indent="0.116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21cm" fo:text-indent="-0.385cm" fo:margin-left="2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list xml:id="list3120294085392730938" text:style-name="L1">
        <text:list-item>
          <text:p text:style-name="P7">Introdução</text:p>
          <text:list>
            <text:list-item>
              <text:p text:style-name="P5">Propósito</text:p>
            </text:list-item>
            <text:list-item>
              <text:p text:style-name="P5">Escopo</text:p>
            </text:list-item>
            <text:list-item>
              <text:p text:style-name="P5">Visão geral do produto</text:p>
              <text:list>
                <text:list-item>
                  <text:p text:style-name="P8">Perspectiva do produto</text:p>
                </text:list-item>
                <text:list-item>
                  <text:p text:style-name="P2">Funções do produto</text:p>
                </text:list-item>
                <text:list-item>
                  <text:p text:style-name="P2">Características do usuário</text:p>
                </text:list-item>
                <text:list-item>
                  <text:p text:style-name="P2">Limitações</text:p>
                </text:list-item>
              </text:list>
            </text:list-item>
            <text:list-item>
              <text:p text:style-name="P2">Definições</text:p>
            </text:list-item>
          </text:list>
        </text:list-item>
        <text:list-item>
          <text:p text:style-name="P6">References</text:p>
        </text:list-item>
        <text:list-item>
          <text:p text:style-name="P6">Specific requirements</text:p>
          <text:list>
            <text:list-item>
              <text:p text:style-name="P3">External interfaces</text:p>
            </text:list-item>
            <text:list-item>
              <text:p text:style-name="P3">Functions</text:p>
            </text:list-item>
            <text:list-item>
              <text:p text:style-name="P3">Usability Requirements</text:p>
            </text:list-item>
            <text:list-item>
              <text:p text:style-name="P3">Performance requirements</text:p>
            </text:list-item>
            <text:list-item>
              <text:p text:style-name="P3">Logical database requirements</text:p>
            </text:list-item>
            <text:list-item>
              <text:p text:style-name="P3">Design constraints</text:p>
            </text:list-item>
            <text:list-item>
              <text:p text:style-name="P3">Software system attributes</text:p>
            </text:list-item>
            <text:list-item>
              <text:p text:style-name="P3">Supporting information</text:p>
            </text:list-item>
          </text:list>
        </text:list-item>
        <text:list-item>
          <text:p text:style-name="P3">Verification</text:p>
        </text:list-item>
        <text:list-item>
          <text:p text:style-name="P3">Appendices</text:p>
          <text:list>
            <text:list-item>
              <text:p text:style-name="P3">Assumptions and dependencies</text:p>
            </text:list-item>
            <text:list-item>
              <text:p text:style-name="P3">Acronyms and abbreviations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01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erador_20_Nivel_20_1" style:display-name="Numerador Nivel 1" style:family="paragraph" style:parent-style-name="Standard" style:class="text">
      <style:paragraph-properties fo:margin-top="0.3cm" fo:margin-bottom="0.101cm" style:contextual-spacing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Numerador_20_Nivel_20_2" style:display-name="Numerador Nivel 2" style:family="paragraph" style:parent-style-name="Standard" style:class="text">
      <style:paragraph-properties fo:margin-top="0.199cm" fo:margin-bottom="0cm" style:contextual-spacing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Numerador_20_Nivel_20_3" style:display-name="Numerador Nivel 3" style:family="paragraph" style:parent-style-name="Numerador_20_Nivel_20_2" style:class="text">
      <style:paragraph-properties fo:margin-top="0.101cm" fo:margin-bottom="0cm" style:contextual-spacing="false"/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7:43:12</meta:creation-date>
    <dc:date>2014-04-11T18:40:28</dc:date>
    <meta:editing-duration>PT12M21S</meta:editing-duration>
    <meta:editing-cycles>2</meta:editing-cycles>
    <meta:generator>LibreOffice/4.0.4.2$Linux_X86_64 LibreOffice_project/400m0$Build-2</meta:generator>
    <meta:document-statistic meta:table-count="0" meta:image-count="0" meta:object-count="0" meta:page-count="2" meta:paragraph-count="23" meta:word-count="69" meta:character-count="522" meta:non-whitespace-character-count="453"/>
  </office:meta>
</office:document-meta>
</file>